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aea79f" draw:fill="solid" draw:fill-color="#aea79f"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152cm" svg:stroke-color="#808080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3" style:family="graphic" style:parent-style-name="objectwithoutfill">
      <style:graphic-properties svg:stroke-width="0.152cm" svg:stroke-color="#808080" draw:marker-start="Arrowheads_20_1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1" style:family="paragraph">
      <style:paragraph-properties fo:text-align="center"/>
      <style:text-properties fo:font-size="23pt" fo:font-weight="bold" style:font-size-asian="23pt" style:font-weight-asian="bold" style:font-size-complex="23pt" style:font-weight-complex="bold"/>
    </style:style>
    <style:style style:name="P2" style:family="paragraph">
      <style:paragraph-properties fo:text-align="center"/>
      <style:text-properties fo:color="#ffffff" fo:font-size="23pt" fo:font-weight="bold" style:font-size-asian="23pt" style:font-weight-asian="bold" style:font-size-complex="23pt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fo:color="#808080" fo:font-weight="bold" style:font-weight-asian="bold" style:font-weight-complex="bold"/>
    </style:style>
    <style:style style:name="T1" style:family="text">
      <style:text-properties fo:color="#ffffff" fo:font-size="23pt" fo:font-weight="bold" style:font-size-asian="23pt" style:font-weight-asian="bold" style:font-size-complex="23pt" style:font-weight-complex="bold"/>
    </style:style>
    <style:style style:name="T2" style:family="text">
      <style:text-properties fo:color="#808080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7.476cm" svg:height="2.159cm" svg:x="1.398cm" svg:y="6.207cm">
          <text:p text:style-name="P1"><text:span text:style-name="T1">Information Theo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" draw:id="id1" draw:layer="layout" svg:width="7.474cm" svg:height="2.159cm" svg:x="11.584cm" svg:y="6.588cm">
          <text:p text:style-name="P1"><text:span text:style-name="T1">Cognitive Scienc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" draw:id="id4" draw:layer="layout" svg:width="7.476cm" svg:height="2.159cm" svg:x="11.578cm" svg:y="10.453cm">
          <text:p text:style-name="P1"><text:span text:style-name="T1">Rational Inatten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" draw:id="id2" draw:layer="layout" svg:width="7.474cm" svg:height="2.159cm" svg:x="11.668cm" svg:y="2.397cm">
          <text:p text:style-name="P1"><text:span text:style-name="T1">Bayesian Network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line" svg:x1="15.321cm" svg:y1="6.588cm" svg:x2="15.405cm" svg:y2="4.556cm" draw:start-shape="id1" draw:start-glue-point="0" draw:end-shape="id2" svg:d="M15321 6588l84-2032" svg:viewBox="0 0 85 2033">
          <text:p/>
        </draw:connector>
        <draw:connector draw:style-name="gr3" draw:text-style-name="P3" draw:layer="layout" draw:type="line" svg:x1="5.136cm" svg:y1="6.207cm" svg:x2="11.668cm" svg:y2="3.476cm" draw:start-shape="id3" draw:start-glue-point="0" draw:end-shape="id2" svg:d="M5136 6207l6532-2731" svg:viewBox="0 0 6533 2732">
          <text:p/>
        </draw:connector>
        <draw:connector draw:style-name="gr2" draw:text-style-name="P3" draw:layer="layout" draw:type="line" svg:x1="5.136cm" svg:y1="8.366cm" svg:x2="11.578cm" svg:y2="11.532cm" draw:start-shape="id3" draw:start-glue-point="2" draw:end-shape="id4" svg:d="M5136 8366l6442 3166" svg:viewBox="0 0 6443 3167">
          <text:p/>
        </draw:connector>
        <draw:connector draw:style-name="gr2" draw:text-style-name="P3" draw:layer="layout" draw:type="line" svg:x1="15.321cm" svg:y1="8.747cm" svg:x2="15.316cm" svg:y2="10.453cm" draw:start-shape="id1" draw:start-glue-point="2" draw:end-shape="id4" svg:d="M15321 8747l-5 1706" svg:viewBox="0 0 6 1707">
          <text:p/>
        </draw:connector>
        <draw:frame draw:style-name="gr4" draw:text-style-name="P4" draw:layer="layout" svg:width="10.049cm" svg:height="0.962cm" svg:x="4.975cm" svg:y="1.335cm">
          <draw:text-box>
            <text:p text:style-name="P4"><text:span text:style-name="T2">THEORETICAL FOUNDATIONS </text:span></text:p>
          </draw:text-box>
        </draw:frame>
        <draw:frame draw:style-name="gr4" draw:text-style-name="P4" draw:layer="layout" svg:width="10.049cm" svg:height="0.962cm" svg:x="25.376cm" svg:y="1.335cm">
          <draw:text-box>
            <text:p text:style-name="P4"><text:span text:style-name="T2">THEORETICAL QUESTIONS </text:span></text:p>
          </draw:text-box>
        </draw:frame>
        <draw:custom-shape draw:style-name="gr1" draw:text-style-name="P2" xml:id="id7" draw:id="id7" draw:layer="layout" svg:width="7.476cm" svg:height="2.159cm" svg:x="28.743cm" svg:y="2.453cm">
          <text:p text:style-name="P1"><text:span text:style-name="T1">System Behavi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5" draw:id="id5" draw:layer="layout" svg:width="8.057cm" svg:height="2.159cm" svg:x="22.969cm" svg:y="6.537cm">
          <text:p text:style-name="P1"><text:span text:style-name="T1">Cognitive Ensemb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6" draw:id="id6" draw:layer="layout" svg:width="7.476cm" svg:height="2.159cm" svg:x="28.738cm" svg:y="10.398cm">
          <text:p text:style-name="P1"><text:span text:style-name="T1">Collective Wisd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line" svg:x1="26.997cm" svg:y1="8.696cm" svg:x2="28.738cm" svg:y2="11.477cm" draw:start-shape="id5" draw:start-glue-point="2" draw:end-shape="id6" svg:d="M26997 8696l1741 2781" svg:viewBox="0 0 1742 2782">
          <text:p/>
        </draw:connector>
        <draw:connector draw:style-name="gr2" draw:text-style-name="P3" draw:layer="layout" draw:type="line" svg:x1="32.481cm" svg:y1="4.612cm" svg:x2="26.997cm" svg:y2="6.537cm" draw:start-shape="id7" draw:start-glue-point="2" draw:end-shape="id5" draw:end-glue-point="0" svg:d="M32481 4612l-5484 1925" svg:viewBox="0 0 5485 1926">
          <text:p/>
        </draw:connector>
        <draw:connector draw:style-name="gr2" draw:text-style-name="P3" draw:layer="layout" draw:type="line" svg:x1="32.476cm" svg:y1="10.398cm" svg:x2="32.481cm" svg:y2="4.612cm" draw:start-shape="id6" draw:start-glue-point="0" draw:end-shape="id7" draw:end-glue-point="2" svg:d="M32476 10398l5-5786" svg:viewBox="0 0 6 5787">
          <text:p/>
        </draw:connector>
        <draw:custom-shape draw:style-name="gr1" draw:text-style-name="P2" xml:id="id8" draw:id="id8" draw:layer="layout" svg:width="7.476cm" svg:height="2.159cm" svg:x="34.739cm" svg:y="6.598cm">
          <text:p text:style-name="P1"><text:span text:style-name="T1">Institu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line" svg:x1="34.739cm" svg:y1="7.677cm" svg:x2="31.026cm" svg:y2="7.616cm" draw:start-shape="id8" draw:end-shape="id5" draw:end-glue-point="1" svg:d="M34739 7677l-3713-61" svg:viewBox="0 0 3714 62">
          <text:p/>
        </draw:connector>
        <draw:connector draw:style-name="gr2" draw:text-style-name="P3" draw:layer="layout" draw:type="line" svg:x1="38.477cm" svg:y1="6.598cm" svg:x2="36.219cm" svg:y2="3.532cm" draw:start-shape="id8" draw:start-glue-point="0" draw:end-shape="id7" svg:d="M38477 6598l-2258-3066" svg:viewBox="0 0 2259 3067">
          <text:p/>
        </draw:connector>
        <draw:connector draw:style-name="gr3" draw:text-style-name="P3" draw:layer="layout" draw:type="line" svg:x1="19.142cm" svg:y1="3.476cm" svg:x2="28.743cm" svg:y2="3.532cm" draw:start-shape="id2" draw:start-glue-point="1" draw:end-shape="id7" draw:end-glue-point="3" svg:d="M19142 3476l9601 56" svg:viewBox="0 0 9602 57">
          <text:p/>
        </draw:connector>
        <draw:connector draw:style-name="gr2" draw:text-style-name="P3" draw:layer="layout" draw:type="line" svg:x1="19.058cm" svg:y1="7.667cm" svg:x2="22.969cm" svg:y2="7.616cm" draw:start-shape="id1" draw:start-glue-point="1" draw:end-shape="id5" draw:end-glue-point="3" svg:d="M19058 7667l3911-51" svg:viewBox="0 0 3912 52">
          <text:p/>
        </draw:connector>
        <draw:connector draw:style-name="gr2" draw:text-style-name="P3" draw:layer="layout" draw:type="line" svg:x1="19.142cm" svg:y1="3.476cm" svg:x2="22.969cm" svg:y2="7.616cm" draw:start-shape="id2" draw:end-shape="id5" svg:d="M19142 3476l3827 4140" svg:viewBox="0 0 3828 4141">
          <text:p/>
        </draw:connector>
        <draw:connector draw:style-name="gr2" draw:text-style-name="P3" draw:layer="layout" draw:type="line" svg:x1="19.054cm" svg:y1="11.532cm" svg:x2="22.969cm" svg:y2="7.616cm" draw:start-shape="id4" draw:start-glue-point="1" draw:end-shape="id5" svg:d="M19054 11532l3915-3916" svg:viewBox="0 0 3916 391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79cm" fo:page-height="13.9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1T15:11:13.092111135</meta:creation-date>
    <dc:date>2015-03-01T17:10:41.709376015</dc:date>
    <meta:editing-duration>PT43M16S</meta:editing-duration>
    <meta:editing-cycles>2</meta:editing-cycles>
    <meta:generator>LibreOffice/4.2.7.2$Linux_X86_64 LibreOffice_project/420m0$Build-2</meta:generator>
    <meta:document-statistic meta:object-count="23"/>
  </office:meta>
</office:document-meta>
</file>